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Ubuntu Light1" svg:font-family="'Ubuntu Light'" style:font-adornments="Maigre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8cc96" officeooo:paragraph-rsid="0028cc96"/>
    </style:style>
    <style:style style:name="P2" style:family="paragraph" style:parent-style-name="Text_20_body">
      <style:paragraph-properties fo:text-align="center" style:justify-single-word="false"/>
      <style:text-properties officeooo:rsid="002a1d5a" officeooo:paragraph-rsid="002a1d5a"/>
    </style:style>
    <style:style style:name="P3" style:family="paragraph" style:parent-style-name="Text_20_body" style:list-style-name="L1">
      <style:paragraph-properties fo:text-align="justify" style:justify-single-word="false"/>
      <style:text-properties officeooo:rsid="002bdf73" officeooo:paragraph-rsid="002d4b92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2d4b92" officeooo:paragraph-rsid="002d4b92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2d4b92" officeooo:paragraph-rsid="002d4b92"/>
    </style:style>
    <style:style style:name="P6" style:family="paragraph" style:parent-style-name="Text_20_body" style:list-style-name="L2">
      <style:paragraph-properties fo:text-align="justify" style:justify-single-word="false"/>
      <style:text-properties officeooo:rsid="002db32d" officeooo:paragraph-rsid="002db32d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rsid="002dbd44" officeooo:paragraph-rsid="002dbd44"/>
    </style:style>
    <style:style style:name="P8" style:family="paragraph" style:parent-style-name="Text_20_body" style:list-style-name="L5">
      <style:text-properties officeooo:rsid="002dbd44" officeooo:paragraph-rsid="002dbd44"/>
    </style:style>
    <style:style style:name="P9" style:family="paragraph" style:parent-style-name="Text_20_body" style:list-style-name="L4">
      <style:text-properties officeooo:paragraph-rsid="002dbd44"/>
    </style:style>
    <style:style style:name="P10" style:family="paragraph" style:parent-style-name="Text_20_body" style:list-style-name="L5">
      <style:text-properties officeooo:rsid="002e26bd" officeooo:paragraph-rsid="002e26bd"/>
    </style:style>
    <style:style style:name="P11" style:family="paragraph" style:parent-style-name="Text_20_body" style:list-style-name="L6">
      <style:text-properties officeooo:rsid="002e26bd" officeooo:paragraph-rsid="002e26bd"/>
    </style:style>
    <style:style style:name="P12" style:family="paragraph" style:parent-style-name="Heading_20_1">
      <style:paragraph-properties fo:text-align="justify" style:justify-single-word="false"/>
      <style:text-properties fo:font-size="14pt" officeooo:rsid="002bdf73" officeooo:paragraph-rsid="002bdf73" style:font-size-asian="14pt" style:font-size-complex="14pt"/>
    </style:style>
    <style:style style:name="P13" style:family="paragraph" style:parent-style-name="Heading_20_1">
      <style:text-properties fo:font-size="14pt" officeooo:rsid="002dbd44" officeooo:paragraph-rsid="002dbd44" style:font-size-asian="14pt" style:font-size-complex="14pt"/>
    </style:style>
    <style:style style:name="P14" style:family="paragraph" style:parent-style-name="Subtitle" style:master-page-name="Standard">
      <style:paragraph-properties style:page-number="auto"/>
    </style:style>
    <style:style style:name="P15" style:family="paragraph" style:parent-style-name="Subtitle">
      <style:text-properties fo:font-weight="normal" style:font-weight-asian="normal" style:font-weight-complex="normal"/>
    </style:style>
    <style:style style:name="P16" style:family="paragraph" style:parent-style-name="Heading_20_2">
      <style:paragraph-properties fo:text-align="justify" style:justify-single-word="false"/>
      <style:text-properties fo:font-size="12pt" officeooo:rsid="002bdf73" officeooo:paragraph-rsid="002bdf73" style:font-size-asian="12pt" style:font-size-complex="12pt"/>
    </style:style>
    <style:style style:name="P17" style:family="paragraph" style:parent-style-name="Heading_20_2">
      <style:text-properties fo:font-size="12pt" officeooo:rsid="002dbd44" officeooo:paragraph-rsid="002dbd44" style:font-size-asian="12pt" style:font-size-complex="12pt"/>
    </style:style>
    <style:style style:name="T1" style:family="text">
      <style:text-properties officeooo:rsid="002d4b92"/>
    </style:style>
    <style:style style:name="T2" style:family="text">
      <style:text-properties officeooo:rsid="002db32d"/>
    </style:style>
    <style:style style:name="T3" style:family="text">
      <style:text-properties officeooo:rsid="002dbd44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TP Algorithmique et Programmation / Algorithmes et méthodes pour la bioinformatique</text:p>
      <text:p text:style-name="P2"/>
      <text:p text:style-name="P2">Laurent Guérard &amp; Quiterie Haenel</text:p>
      <text:p text:style-name="P1"/>
      <text:p text:style-name="P15"><text:span text:style-name="T4">Extraction de motifs communs à plusieurs séquences biologiques. Méthode stochastique par projection</text:span></text:p>
      <text:h text:style-name="P12" text:outline-level="1">Génération de séquences</text:h>
      <text:h text:style-name="P16" text:outline-level="2">Ce qui a été fait :</text:h>
      <text:list xml:id="list6749278885533127744" text:style-name="L1">
        <text:list-item>
          <text:p text:style-name="P3">Paramètres demandés à l'utilisateur : nom du fichier à générer, motif, nombre maximal autorisé de substitutions, <text:span text:style-name="T1">nombre de séquences à générer</text:span></text:p>
        </text:list-item>
        <text:list-item>
          <text:p text:style-name="P4">Création d'un fichier .fasta avec les séquences générées contenant le motif aléatoirement (avec ou sans substitution)</text:p>
        </text:list-item>
        <text:list-item>
          <text:p text:style-name="P4">Création d'un fichier .txt contenant le motif, les éventuelles occurrences du motif dans chaque séquence, avec indication d'une éventuelle substitution</text:p>
        </text:list-item>
        <text:list-item>
          <text:p text:style-name="P7">Code modulaire</text:p>
        </text:list-item>
      </text:list>
      <text:h text:style-name="P16" text:outline-level="2">Ce qu'il reste à faire / <text:span text:style-name="T2">Améliorations </text:span>:</text:h>
      <text:list xml:id="list7749179429802982381" text:style-name="L2">
        <text:list-item>
          <text:p text:style-name="P5">Génération de la PSSM</text:p>
        </text:list-item>
        <text:list-item>
          <text:p text:style-name="P6">Demande à l'utilisateur des probabilités d'apparition du motif et des substitutions</text:p>
        </text:list-item>
        <text:list-item>
          <text:p text:style-name="P6">Passage par paramètres</text:p>
        </text:list-item>
      </text:list>
      <text:h text:style-name="P13" text:outline-level="1">Extraction de motifs</text:h>
      <text:h text:style-name="P17" text:outline-level="2">En cours :</text:h>
      <text:list xml:id="list7351826775322014571" text:style-name="L4">
        <text:list-item>
          <text:p text:style-name="P9"><text:span text:style-name="T3">Lecture du fichier .fasta et création d'une liste chaînée contenant les séquences</text:span></text:p>
        </text:list-item>
      </text:list>
      <text:h text:style-name="P17" text:outline-level="2">Ce qu'il reste à faire :</text:h>
      <text:list xml:id="list317100847687266978" text:style-name="L6">
        <text:list-item>
          <text:p text:style-name="P11">Demande de paramètres d'entrée à l'utilisateur</text:p>
        </text:list-item>
      </text:list>
      <text:list xml:id="list5870904551273845739" text:style-name="L5">
        <text:list-item>
          <text:p text:style-name="P8">Création du dictionnaire de motifs</text:p>
        </text:list-item>
        <text:list-item>
          <text:p text:style-name="P8">Génération du masque </text:p>
        </text:list-item>
        <text:list-item>
          <text:p text:style-name="P8">Génération de la PSSM</text:p>
        </text:list-item>
        <text:list-item>
          <text:p text:style-name="P10">Raffinement de la sol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Light" svg:font-family="'Ubuntu Light'" style:font-adornments="Light" style:font-pitch="variable"/>
    <style:font-face style:name="Ubuntu Light1" svg:font-family="'Ubuntu Light'" style:font-adornments="Maigre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1" fo:font-family="'Ubuntu Light'" style:font-style-name="Maigre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1" fo:font-family="'Ubuntu Light'" style:font-style-name="Maigre" style:font-pitch="variable" fo:font-size="14pt" fo:font-weight="2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8:29:31.611245123</meta:creation-date>
    <dc:title>Poil</dc:title>
    <meta:editing-duration>PT54S</meta:editing-duration>
    <meta:editing-cycles>2</meta:editing-cycles>
    <meta:generator>LibreOffice/4.3.2.2$Linux_X86_64 LibreOffice_project/430m0$Build-2</meta:generator>
    <meta:initial-creator>Laurent </meta:initial-creator>
    <dc:date>2014-11-03T18:51:44.341629632</dc:date>
    <dc:creator>Laurent </dc:creator>
    <meta:document-statistic meta:table-count="0" meta:image-count="0" meta:object-count="0" meta:page-count="1" meta:paragraph-count="22" meta:word-count="181" meta:character-count="1143" meta:non-whitespace-character-count="996"/>
    <meta:template xlink:type="simple" xlink:actuate="onRequest" xlink:title="Poil" xlink:href="../../../../.config/libreoffice/4/user/template/Poil.ott" meta:date="2014-11-03T18:29:31.541496650"/>
  </office:meta>
</office:document-meta>
</file>